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14" officeooo:paragraph-rsid="000ff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requency count method :</text:p>
      <text:p text:style-name="P1"/>
      <text:p text:style-name="P1"/>
      <text:p text:style-name="P1">algorithm <text:s/>sum(A,n)</text:p>
      <text:p text:style-name="P1"/>
      <text:p text:style-name="P1">{</text:p>
      <text:p text:style-name="P1"/>
      <text:p text:style-name="P1">s =0;----------------------1</text:p>
      <text:p text:style-name="P1">for(i=0; i&lt;n;i++){----------------n+1</text:p>
      <text:p text:style-name="P1"/>
      <text:p text:style-name="P1">s +=A[i]--------------n</text:p>
      <text:p text:style-name="P1">}</text:p>
      <text:p text:style-name="P1"/>
      <text:p text:style-name="P1">return s;-----------------------1</text:p>
      <text:p text:style-name="P1"/>
      <text:p text:style-name="P1">}</text:p>
      <text:p text:style-name="P1"/>
      <text:p text:style-name="P1">f(n) = n+1+n+1+1;</text:p>
      <text:p text:style-name="P1"><text:s text:c="7"/>= 2n+1; </text:p>
      <text:p text:style-name="P1"/>
      <text:p text:style-name="P1">polynomial <text:s/>is n so complexity is O(n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5:27:50.034014676</meta:creation-date>
    <dc:date>2022-06-06T15:37:12.561249499</dc:date>
    <meta:editing-duration>PT9M23S</meta:editing-duration>
    <meta:editing-cycles>1</meta:editing-cycles>
    <meta:document-statistic meta:table-count="0" meta:image-count="0" meta:object-count="0" meta:page-count="1" meta:paragraph-count="12" meta:word-count="33" meta:character-count="238" meta:non-whitespace-character-count="211"/>
    <meta:generator>LibreOffice/6.4.7.2$Linux_X86_64 LibreOffice_project/40$Build-2</meta:generator>
  </office:meta>
</office:document-meta>
</file>